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ECEBER_C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_CRECEBER_CR</text:p>
          </table:table-cell>
          <table:table-cell office:value-type="string" calcext:value-type="string">
            <text:p>ID_CRECEBER_DB</text:p>
          </table:table-cell>
          <table:table-cell office:value-type="string" calcext:value-type="string">
            <text:p>DT_PAGTO</text:p>
          </table:table-cell>
          <table:table-cell office:value-type="string" calcext:value-type="string">
            <text:p>xID_CATEGORIA_CONTA</text:p>
          </table:table-cell>
          <table:table-cell office:value-type="string" calcext:value-type="string">
            <text:p>ID_RECIBO</text:p>
          </table:table-cell>
          <table:table-cell office:value-type="string" calcext:value-type="string">
            <text:p>ID_TIPO_PAGTO</text:p>
          </table:table-cell>
          <table:table-cell office:value-type="string" calcext:value-type="string">
            <text:p>xxVL_VALOR</text:p>
          </table:table-cell>
          <table:table-cell office:value-type="string" calcext:value-type="string">
            <text:p>VL_ALIQUOTA_MULTA</text:p>
          </table:table-cell>
          <table:table-cell office:value-type="string" calcext:value-type="string">
            <text:p>VL_ALIQUOTA_MORA</text:p>
          </table:table-cell>
          <table:table-cell office:value-type="string" calcext:value-type="string">
            <text:p>VL_MULTA</text:p>
          </table:table-cell>
          <table:table-cell office:value-type="string" calcext:value-type="string">
            <text:p>VL_MORA</text:p>
          </table:table-cell>
          <table:table-cell office:value-type="string" calcext:value-type="string">
            <text:p>VL_CREDITO</text:p>
          </table:table-cell>
          <table:table-cell office:value-type="string" calcext:value-type="string">
            <text:p>VL_DESCONTO</text:p>
          </table:table-cell>
          <table:table-cell office:value-type="string" calcext:value-type="string">
            <text:p>VL_PAGAMENTO</text:p>
          </table:table-cell>
          <table:table-cell office:value-type="string" calcext:value-type="string">
            <text:p>TX_HISTORICO</text:p>
          </table:table-cell>
          <table:table-cell office:value-type="string" calcext:value-type="string">
            <text:p>TX_NROVENDA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ID_USER_STAMP_INS</text:p>
          </table:table-cell>
          <table:table-cell office:value-type="string" calcext:value-type="string">
            <text:p>DT_TIME_STAMP_INS</text:p>
          </table:table-cell>
          <table:table-cell office:value-type="string" calcext:value-type="string">
            <text:p>ID_USER_STAMP_UPD</text:p>
          </table:table-cell>
          <table:table-cell office:value-type="string" calcext:value-type="string">
            <text:p>DT_TIME_STAMP_UPD</text:p>
          </table:table-cell>
          <table:table-cell office:value-type="string" calcext:value-type="string">
            <text:p>ID_FLUXO_CAIXA</text:p>
          </table:table-cell>
          <table:table-cell office:value-type="string" calcext:value-type="string">
            <text:p>VL_TAXA_COBRANCA</text:p>
          </table:table-cell>
          <table:table-cell table:number-columns-repeated="1001"/>
        </table:table-row>
        <table:table-row table:style-name="ro1">
          <table:table-cell office:value-type="float" office:value="4302011" calcext:value-type="float">
            <text:p>4302011</text:p>
          </table:table-cell>
          <table:table-cell office:value-type="float" office:value="5776830" calcext:value-type="float">
            <text:p>5776830</text:p>
          </table:table-cell>
          <table:table-cell office:value-type="string" calcext:value-type="string">
            <text:p>2020-12-04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4 14:27:20.77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317245" calcext:value-type="float">
            <text:p>4317245</text:p>
          </table:table-cell>
          <table:table-cell office:value-type="float" office:value="5783139" calcext:value-type="float">
            <text:p>5783139</text:p>
          </table:table-cell>
          <table:table-cell office:value-type="string" calcext:value-type="string">
            <text:p>2020-12-04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4 17:21:41.187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4 17:30:54.89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317325" calcext:value-type="float">
            <text:p>4317325</text:p>
          </table:table-cell>
          <table:table-cell office:value-type="float" office:value="5783139" calcext:value-type="float">
            <text:p>5783139</text:p>
          </table:table-cell>
          <table:table-cell office:value-type="string" calcext:value-type="string">
            <text:p>2020-11-18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4 17:31:25.66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317330" calcext:value-type="float">
            <text:p>4317330</text:p>
          </table:table-cell>
          <table:table-cell office:value-type="float" office:value="5783139" calcext:value-type="float">
            <text:p>5783139</text:p>
          </table:table-cell>
          <table:table-cell office:value-type="string" calcext:value-type="string">
            <text:p>2020-12-04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4 17:31:52.39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323134" calcext:value-type="float">
            <text:p>4323134</text:p>
          </table:table-cell>
          <table:table-cell office:value-type="float" office:value="5795948" calcext:value-type="float">
            <text:p>5795948</text:p>
          </table:table-cell>
          <table:table-cell office:value-type="string" calcext:value-type="string">
            <text:p>2020-12-07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7 18:53:23.71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7 18:53:35.82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323136" calcext:value-type="float">
            <text:p>4323136</text:p>
          </table:table-cell>
          <table:table-cell office:value-type="float" office:value="5795948" calcext:value-type="float">
            <text:p>5795948</text:p>
          </table:table-cell>
          <table:table-cell office:value-type="string" calcext:value-type="string">
            <text:p>2020-12-07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7 18:53:51.833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7 18:54:24.78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324370" calcext:value-type="float">
            <text:p>4324370</text:p>
          </table:table-cell>
          <table:table-cell office:value-type="float" office:value="5798148" calcext:value-type="float">
            <text:p>5798148</text:p>
          </table:table-cell>
          <table:table-cell office:value-type="string" calcext:value-type="string">
            <text:p>2020-12-08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08 11:05:06.74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433221" calcext:value-type="float">
            <text:p>4433221</text:p>
          </table:table-cell>
          <table:table-cell office:value-type="float" office:value="5918628" calcext:value-type="float">
            <text:p>5918628</text:p>
          </table:table-cell>
          <table:table-cell office:value-type="string" calcext:value-type="string">
            <text:p>2020-12-15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0-12-15 13:32:54.70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930454" calcext:value-type="float">
            <text:p>4930454</text:p>
          </table:table-cell>
          <table:table-cell office:value-type="float" office:value="6747283" calcext:value-type="float">
            <text:p>6747283</text:p>
          </table:table-cell>
          <table:table-cell office:value-type="string" calcext:value-type="string">
            <text:p>2021-01-11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3:27.87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930458" calcext:value-type="float">
            <text:p>4930458</text:p>
          </table:table-cell>
          <table:table-cell office:value-type="float" office:value="6747304" calcext:value-type="float">
            <text:p>6747304</text:p>
          </table:table-cell>
          <table:table-cell office:value-type="string" calcext:value-type="string">
            <text:p>2021-01-1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3:48.01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4:00.49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930463" calcext:value-type="float">
            <text:p>4930463</text:p>
          </table:table-cell>
          <table:table-cell office:value-type="float" office:value="6747304" calcext:value-type="float">
            <text:p>6747304</text:p>
          </table:table-cell>
          <table:table-cell office:value-type="string" calcext:value-type="string">
            <text:p>2021-01-11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11.43" calcext:value-type="float">
            <text:p>411,43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4:23.447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5:07.51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930465" calcext:value-type="float">
            <text:p>4930465</text:p>
          </table:table-cell>
          <table:table-cell office:value-type="float" office:value="6747281" calcext:value-type="float">
            <text:p>6747281</text:p>
          </table:table-cell>
          <table:table-cell office:value-type="string" calcext:value-type="string">
            <text:p>2021-01-1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4:37.23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930475" calcext:value-type="float">
            <text:p>4930475</text:p>
          </table:table-cell>
          <table:table-cell office:value-type="float" office:value="6747304" calcext:value-type="float">
            <text:p>6747304</text:p>
          </table:table-cell>
          <table:table-cell office:value-type="string" calcext:value-type="string">
            <text:p>2021-01-11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5:38.29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930484" calcext:value-type="float">
            <text:p>4930484</text:p>
          </table:table-cell>
          <table:table-cell office:value-type="float" office:value="5918628" calcext:value-type="float">
            <text:p>5918628</text:p>
          </table:table-cell>
          <table:table-cell office:value-type="string" calcext:value-type="string">
            <text:p>2020-12-2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7:56.073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38:27.26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930492" calcext:value-type="float">
            <text:p>4930492</text:p>
          </table:table-cell>
          <table:table-cell office:value-type="float" office:value="5918628" calcext:value-type="float">
            <text:p>5918628</text:p>
          </table:table-cell>
          <table:table-cell office:value-type="string" calcext:value-type="string">
            <text:p>2020-12-2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43:43.81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930493" calcext:value-type="float">
            <text:p>4930493</text:p>
          </table:table-cell>
          <table:table-cell office:value-type="float" office:value="6747332" calcext:value-type="float">
            <text:p>6747332</text:p>
          </table:table-cell>
          <table:table-cell office:value-type="string" calcext:value-type="string">
            <text:p>2020-12-2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1-12 12:44:16.51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5238916" calcext:value-type="float">
            <text:p>5238916</text:p>
          </table:table-cell>
          <table:table-cell office:value-type="float" office:value="7114304" calcext:value-type="float">
            <text:p>7114304</text:p>
          </table:table-cell>
          <table:table-cell office:value-type="string" calcext:value-type="string">
            <text:p>2021-02-0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2 14:15:59.96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2 14:16:07.29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5238917" calcext:value-type="float">
            <text:p>5238917</text:p>
          </table:table-cell>
          <table:table-cell office:value-type="float" office:value="7114304" calcext:value-type="float">
            <text:p>7114304</text:p>
          </table:table-cell>
          <table:table-cell office:value-type="string" calcext:value-type="string">
            <text:p>2021-02-0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2 14:16:25.557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2 14:18:31.59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5238926" calcext:value-type="float">
            <text:p>5238926</text:p>
          </table:table-cell>
          <table:table-cell office:value-type="float" office:value="7114304" calcext:value-type="float">
            <text:p>7114304</text:p>
          </table:table-cell>
          <table:table-cell office:value-type="string" calcext:value-type="string">
            <text:p>2021-02-0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2 14:18:57.15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8 10:54:41.72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5279823" calcext:value-type="float">
            <text:p>5279823</text:p>
          </table:table-cell>
          <table:table-cell office:value-type="float" office:value="7114304" calcext:value-type="float">
            <text:p>7114304</text:p>
          </table:table-cell>
          <table:table-cell office:value-type="string" calcext:value-type="string">
            <text:p>2021-02-08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2-08 10:55:31.05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6115079" calcext:value-type="float">
            <text:p>6115079</text:p>
          </table:table-cell>
          <table:table-cell office:value-type="float" office:value="8096938" calcext:value-type="float">
            <text:p>8096938</text:p>
          </table:table-cell>
          <table:table-cell office:value-type="string" calcext:value-type="string">
            <text:p>2021-04-1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4-12 16:06:37.36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6115082" calcext:value-type="float">
            <text:p>6115082</text:p>
          </table:table-cell>
          <table:table-cell office:value-type="float" office:value="8096938" calcext:value-type="float">
            <text:p>8096938</text:p>
          </table:table-cell>
          <table:table-cell office:value-type="string" calcext:value-type="string">
            <text:p>2021-04-12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gamento de parcela de tratamento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4-12 16:07:00.16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7737018" calcext:value-type="float">
            <text:p>7737018</text:p>
          </table:table-cell>
          <table:table-cell office:value-type="float" office:value="9779928" calcext:value-type="float">
            <text:p>9779928</text:p>
          </table:table-cell>
          <table:table-cell office:value-type="string" calcext:value-type="string">
            <text:p>2021-07-30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agamento: Parcela 1 - Tratamento 00009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7-30 09:58:54.15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634766" calcext:value-type="float">
            <text:p>8634766</text:p>
          </table:table-cell>
          <table:table-cell office:value-type="float" office:value="10834809" calcext:value-type="float">
            <text:p>10834809</text:p>
          </table:table-cell>
          <table:table-cell office:value-type="string" calcext:value-type="string">
            <text:p>2021-09-28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gamento: Parcela 1 - Tratamento 00010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1-09-28 13:46:51.0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0378875" calcext:value-type="float">
            <text:p>10378875</text:p>
          </table:table-cell>
          <table:table-cell office:value-type="float" office:value="12712977" calcext:value-type="float">
            <text:p>12712977</text:p>
          </table:table-cell>
          <table:table-cell office:value-type="string" calcext:value-type="string">
            <text:p>2022-03-18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agamento: Parcela 1 - Tratamento 00011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03-18 08:47:19.41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0461985" calcext:value-type="float">
            <text:p>10461985</text:p>
          </table:table-cell>
          <table:table-cell office:value-type="float" office:value="12794652" calcext:value-type="float">
            <text:p>12794652</text:p>
          </table:table-cell>
          <table:table-cell office:value-type="string" calcext:value-type="string">
            <text:p>2022-03-25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agamento: Parcela 1 - Tratamento 00012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03-25 14:03:01.05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4789214" calcext:value-type="float">
            <text:p>14789214</text:p>
          </table:table-cell>
          <table:table-cell office:value-type="float" office:value="9779929" calcext:value-type="float">
            <text:p>9779929</text:p>
          </table:table-cell>
          <table:table-cell office:value-type="string" calcext:value-type="string">
            <text:p>2022-12-14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gamento: Parcela 2 - Tratamento 00009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12-14 11:57:05.44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4789217" calcext:value-type="float">
            <text:p>14789217</text:p>
          </table:table-cell>
          <table:table-cell office:value-type="float" office:value="9779930" calcext:value-type="float">
            <text:p>9779930</text:p>
          </table:table-cell>
          <table:table-cell office:value-type="string" calcext:value-type="string">
            <text:p>2022-12-14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gamento: Parcela 3 - Tratamento 00009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12-14 11:57:25.50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4789219" calcext:value-type="float">
            <text:p>14789219</text:p>
          </table:table-cell>
          <table:table-cell office:value-type="float" office:value="9779931" calcext:value-type="float">
            <text:p>9779931</text:p>
          </table:table-cell>
          <table:table-cell office:value-type="string" calcext:value-type="string">
            <text:p>2022-12-14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gamento: Parcela 4 - Tratamento 00009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12-14 11:57:30.15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4789221" calcext:value-type="float">
            <text:p>14789221</text:p>
          </table:table-cell>
          <table:table-cell office:value-type="float" office:value="9779932" calcext:value-type="float">
            <text:p>9779932</text:p>
          </table:table-cell>
          <table:table-cell office:value-type="string" calcext:value-type="string">
            <text:p>2022-12-14 00:00:00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gamento: Parcela 5 - Tratamento 00009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12-14 11:57:34.89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7:38.833708623</meta:creation-date>
    <dc:date>2023-04-05T16:18:33.667710901</dc:date>
    <meta:editing-duration>PT55S</meta:editing-duration>
    <meta:editing-cycles>1</meta:editing-cycles>
    <meta:document-statistic meta:table-count="1" meta:cell-count="713" meta:object-count="0"/>
    <meta:generator>LibreOffice/7.3.7.2$Linux_X86_64 LibreOffice_project/30$Build-2</meta:generator>
  </office:meta>
</office:document-meta>
</file>